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style:font-name="F" fo:font-size="12pt"/>
    </style:style>
    <style:style style:name="P5" style:family="paragraph">
      <style:paragraph-properties fo:line-height="100%" fo:text-align="justify" style:text-autospace="none"/>
      <style:text-properties style:font-name="F" fo:font-size="1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style:font-name="Helvetica" fo:font-size="12pt" style:font-size-asian="12pt" style:font-name-complex="Helvetica" style:font-size-complex="12pt"/>
    </style:style>
    <style:style style:name="T3" style:family="text">
      <style:text-properties style:font-name="F" fo:font-size="12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dac26</text:p></draw:rect><draw:rect text:anchor-type="paragraph" draw:z-index="3" draw:style-name="gr1" draw:text-style-name="P3" svg:width="3.652cm" svg:height="1.123cm" svg:x="13.425cm" svg:y="0.416cm"><text:p text:style-name="P3">26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31/01/13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Selling a monster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3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4"><text:span text:style-name="T2">Users money doesn’t decrease</text:span></text:p><text:p text:style-name="P4"><text:span text:style-name="T2"><text:s/></text:span><text:span text:style-name="T2">if they have just bought a monster and </text:span></text:p><text:p text:style-name="P4"><text:span text:style-name="T2">doesn’t check if a user </text:span></text:p><text:p text:style-name="P4"><text:span text:style-name="T2">has enough money to purchase a monster</text:span>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9" draw:style-name="gr1" draw:text-style-name="P3" svg:width="3.652cm" svg:height="1.123cm" svg:x="13.16cm" svg:y="0.67cm"><text:p text:style-name="P3">31/01/13</text:p></draw:rect><draw:rect text:anchor-type="paragraph" draw:z-index="8" draw:style-name="gr1" draw:text-style-name="P3" svg:width="4.287cm" svg:height="1.218cm" svg:x="4.641cm" svg:y="0.485cm"><text:p text:style-name="P3">tux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5"><text:span text:style-name="T3">Decrease users money if they buy a monster</text:span></text:p><text:p text:style-name="P5"><text:span text:style-name="T3"><text:s/></text:span><text:span text:style-name="T3">of the set amount.</text:span></text:p><text:p text:style-name="P5"><text:span text:style-name="T3">Check if a user has enough funds to buy</text:span></text:p><text:p text:style-name="P5"><text:span text:style-name="T3"><text:s/></text:span><text:span text:style-name="T3">the monster in the first place</text:span>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dac26</text:p></draw:rect><draw:rect text:anchor-type="paragraph" draw:z-index="12" draw:style-name="gr1" draw:text-style-name="P3" svg:width="4.287cm" svg:height="1.218cm" svg:x="12.816cm" svg:y="0.564cm"><text:p text:style-name="P3">31/01/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1" draw:text-style-name="P3" svg:width="13.891cm" svg:height="3.506cm" svg:x="3.186cm" svg:y="0.035cm"><text:p text:style-name="P3">none</text:p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2-07T11:09:23.56</dc:date>
    <meta:editing-duration>PT2H50M34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